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3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1.1cm" svg:x="9.1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.4cm" svg:y1="2.1cm" svg:x2="10.4cm" svg:y2="3.4cm">
          <text:p/>
        </draw:line>
        <draw:custom-shape draw:style-name="gr1" draw:text-style-name="P2" draw:layer="layout" svg:width="4.7cm" svg:height="0.8cm" svg:x="8.1cm" svg:y="3.4cm">
          <text:p text:style-name="P1"><text:span text:style-name="T1">GET numb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8.462cm" svg:y1="4.2cm" svg:x2="8.462cm" svg:y2="5.038cm">
          <text:p/>
        </draw:line>
        <draw:custom-shape draw:style-name="gr1" draw:text-style-name="P1" draw:layer="layout" svg:width="1.354cm" svg:height="0.907cm" svg:x="7.846cm" svg:y="4.968cm">
          <text:p text:style-name="P1">1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462cm" svg:y1="5.945cm" svg:x2="8.462cm" svg:y2="6.643cm">
          <text:p/>
        </draw:line>
        <draw:custom-shape draw:style-name="gr1" draw:text-style-name="P1" draw:layer="layout" svg:width="1.6cm" svg:height="0.907cm" svg:x="7.6cm" svg:y="6.574cm">
          <text:p text:style-name="P1">2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8.585cm" svg:y1="7.551cm" svg:x2="8.585cm" svg:y2="8.459cm">
          <text:p/>
        </draw:line>
        <draw:custom-shape draw:style-name="gr1" draw:text-style-name="P1" draw:layer="layout" svg:width="1.6cm" svg:height="0.977cm" svg:x="7.6cm" svg:y="8.389cm">
          <text:p text:style-name="P1">3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338cm" svg:y1="9.366cm" svg:x2="8.338cm" svg:y2="10.204cm">
          <text:p/>
        </draw:line>
        <draw:custom-shape draw:style-name="gr1" draw:text-style-name="P1" draw:layer="layout" svg:width="1.6cm" svg:height="1.047cm" svg:x="7.6cm" svg:y="10.134cm">
          <text:p text:style-name="P1">4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462cm" svg:y1="11.251cm" svg:x2="8.462cm" svg:y2="11.809cm">
          <text:p/>
        </draw:line>
        <draw:custom-shape draw:style-name="gr1" draw:text-style-name="P1" draw:layer="layout" svg:width="0.862cm" svg:height="0.768cm" svg:x="8.092cm" svg:y="11.74cm">
          <text:p text:style-name="P1">5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462cm" svg:y1="12.508cm" svg:x2="8.462cm" svg:y2="13.276cm">
          <text:p/>
        </draw:line>
        <draw:custom-shape draw:style-name="gr1" draw:text-style-name="P1" draw:layer="layout" svg:width="1.231cm" svg:height="0.838cm" svg:x="7.846cm" svg:y="13.275cm">
          <text:p text:style-name="P1">6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462cm" svg:y1="14.183cm" svg:x2="8.462cm" svg:y2="14.881cm">
          <text:p/>
        </draw:line>
        <draw:custom-shape draw:style-name="gr1" draw:text-style-name="P1" draw:layer="layout" svg:width="1.231cm" svg:height="0.698cm" svg:x="7.846cm" svg:y="14.602cm">
          <text:p text:style-name="P1">7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1.354cm" svg:height="0.907cm" svg:x="7.847cm" svg:y="4.968cm">
          <text:p text:style-name="P1">1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463cm" svg:y1="5.945cm" svg:x2="8.463cm" svg:y2="6.643cm">
          <text:p/>
        </draw:line>
        <draw:line draw:style-name="gr2" draw:text-style-name="P1" draw:layer="layout" svg:x1="8.586cm" svg:y1="7.551cm" svg:x2="8.586cm" svg:y2="8.459cm">
          <text:p/>
        </draw:line>
        <draw:custom-shape draw:style-name="gr1" draw:text-style-name="P1" draw:layer="layout" svg:width="1.6cm" svg:height="0.977cm" svg:x="7.601cm" svg:y="8.389cm">
          <text:p text:style-name="P1">3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339cm" svg:y1="9.366cm" svg:x2="8.339cm" svg:y2="10.204cm">
          <text:p/>
        </draw:line>
        <draw:custom-shape draw:style-name="gr1" draw:text-style-name="P1" draw:layer="layout" svg:width="1.6cm" svg:height="1.047cm" svg:x="7.601cm" svg:y="10.134cm">
          <text:p text:style-name="P1">4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463cm" svg:y1="11.251cm" svg:x2="8.463cm" svg:y2="11.809cm">
          <text:p/>
        </draw:line>
        <draw:custom-shape draw:style-name="gr1" draw:text-style-name="P1" draw:layer="layout" svg:width="0.862cm" svg:height="0.768cm" svg:x="8.093cm" svg:y="11.74cm">
          <text:p text:style-name="P1">5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463cm" svg:y1="12.508cm" svg:x2="8.463cm" svg:y2="13.276cm">
          <text:p/>
        </draw:line>
        <draw:custom-shape draw:style-name="gr1" draw:text-style-name="P1" draw:layer="layout" svg:width="1.231cm" svg:height="0.838cm" svg:x="7.847cm" svg:y="13.275cm">
          <text:p text:style-name="P1">6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463cm" svg:y1="14.183cm" svg:x2="8.463cm" svg:y2="14.881cm">
          <text:p/>
        </draw:line>
        <draw:custom-shape draw:style-name="gr1" draw:text-style-name="P1" draw:layer="layout" svg:width="1.231cm" svg:height="0.698cm" svg:x="7.847cm" svg:y="14.602cm">
          <text:p text:style-name="P1">7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462cm" svg:y1="15.4cm" svg:x2="8.462cm" svg:y2="16.098cm">
          <text:p/>
        </draw:line>
        <draw:custom-shape draw:style-name="gr1" draw:text-style-name="P1" draw:layer="layout" svg:width="1.6cm" svg:height="0.907cm" svg:x="7.6cm" svg:y="16.029cm">
          <text:p text:style-name="P1">8.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8.585cm" svg:y1="17.006cm" svg:x2="8.585cm" svg:y2="17.914cm">
          <text:p/>
        </draw:line>
        <draw:custom-shape draw:style-name="gr1" draw:text-style-name="P1" draw:layer="layout" svg:width="1.6cm" svg:height="0.977cm" svg:x="7.6cm" svg:y="17.844cm">
          <text:p text:style-name="P1">9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338cm" svg:y1="18.821cm" svg:x2="8.338cm" svg:y2="19.659cm">
          <text:p/>
        </draw:line>
        <draw:custom-shape draw:style-name="gr1" draw:text-style-name="P1" draw:layer="layout" svg:width="1.6cm" svg:height="1.047cm" svg:x="7.6cm" svg:y="19.589cm">
          <text:p text:style-name="P1">10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462cm" svg:y1="20.706cm" svg:x2="8.462cm" svg:y2="21.264cm">
          <text:p/>
        </draw:line>
        <draw:custom-shape draw:style-name="gr1" draw:text-style-name="P1" draw:layer="layout" svg:width="0.862cm" svg:height="0.768cm" svg:x="8.092cm" svg:y="21.195cm">
          <text:p text:style-name="P1">11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462cm" svg:y1="21.963cm" svg:x2="8.462cm" svg:y2="22.731cm">
          <text:p/>
        </draw:line>
        <draw:custom-shape draw:style-name="gr1" draw:text-style-name="P1" draw:layer="layout" svg:width="1.231cm" svg:height="0.838cm" svg:x="7.846cm" svg:y="22.73cm">
          <text:p text:style-name="P1">12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8.462cm" svg:y1="23.638cm" svg:x2="8.462cm" svg:y2="24.336cm">
          <text:p/>
        </draw:line>
        <draw:custom-shape draw:style-name="gr1" draw:text-style-name="P1" draw:layer="layout" svg:width="2.7cm" svg:height="1.5cm" svg:x="7.3cm" svg:y="24.3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3" draw:layer="layout" svg:width="5cm" svg:height="9.494cm" svg:x="1.2cm" svg:y="5.3cm">
          <draw:text-box>
            <text:p>Key</text:p>
            <text:p>1. - January</text:p>
            <text:p>2. - February</text:p>
            <text:p>3. - March</text:p>
            <text:p>4. - April</text:p>
            <text:p>5. - May</text:p>
            <text:p>6. - June</text:p>
            <text:p>7. - July</text:p>
            <text:p>8. - August</text:p>
            <text:p>9. - September</text:p>
            <text:p>10. - October</text:p>
            <text:p>11. - November</text:p>
            <text:p>12.- December</text:p>
          </draw:text-box>
        </draw:frame>
        <draw:line draw:style-name="gr2" draw:text-style-name="P1" draw:layer="layout" svg:x1="9.3cm" svg:y1="5.4cm" svg:x2="10.9cm" svg:y2="5.4cm">
          <text:p/>
        </draw:line>
        <draw:custom-shape draw:style-name="gr1" draw:text-style-name="P1" draw:layer="layout" svg:width="3.7cm" svg:height="0.8cm" svg:x="10.7cm" svg:y="5cm">
          <text:p text:style-name="P1">Put: 'Jan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2cm" svg:y1="7.1cm" svg:x2="10.8cm" svg:y2="7.1cm">
          <text:p/>
        </draw:line>
        <draw:custom-shape draw:style-name="gr1" draw:text-style-name="P1" draw:layer="layout" svg:width="3.7cm" svg:height="0.8cm" svg:x="10.5cm" svg:y="6.5cm">
          <text:p text:style-name="P1">Put: 'Feb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2cm" svg:y1="8.8cm" svg:x2="10.8cm" svg:y2="8.8cm">
          <text:p/>
        </draw:line>
        <draw:custom-shape draw:style-name="gr1" draw:text-style-name="P1" draw:layer="layout" svg:width="3.7cm" svg:height="0.8cm" svg:x="10.5cm" svg:y="8.2cm">
          <text:p text:style-name="P1">Put: 'Mar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2cm" svg:y1="10.7cm" svg:x2="10.8cm" svg:y2="10.7cm">
          <text:p/>
        </draw:line>
        <draw:custom-shape draw:style-name="gr1" draw:text-style-name="P1" draw:layer="layout" svg:width="3.7cm" svg:height="0.8cm" svg:x="10.5cm" svg:y="10.1cm">
          <text:p text:style-name="P1">Put: 'Apr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1cm" svg:y1="12.1cm" svg:x2="10.7cm" svg:y2="12.1cm">
          <text:p/>
        </draw:line>
        <draw:custom-shape draw:style-name="gr1" draw:text-style-name="P1" draw:layer="layout" svg:width="3.7cm" svg:height="0.8cm" svg:x="10.4cm" svg:y="11.5cm">
          <text:p text:style-name="P1">Put: 'May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1cm" svg:y1="13.7cm" svg:x2="10.7cm" svg:y2="13.7cm">
          <text:p/>
        </draw:line>
        <draw:custom-shape draw:style-name="gr1" draw:text-style-name="P1" draw:layer="layout" svg:width="3.7cm" svg:height="0.8cm" svg:x="10.4cm" svg:y="13.1cm">
          <text:p text:style-name="P1">Put: 'June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1cm" svg:y1="15cm" svg:x2="10.7cm" svg:y2="15cm">
          <text:p/>
        </draw:line>
        <draw:custom-shape draw:style-name="gr1" draw:text-style-name="P1" draw:layer="layout" svg:width="3.7cm" svg:height="0.8cm" svg:x="10.4cm" svg:y="14.4cm">
          <text:p text:style-name="P1">Put: 'July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2cm" svg:y1="16.4cm" svg:x2="10.8cm" svg:y2="16.4cm">
          <text:p/>
        </draw:line>
        <draw:custom-shape draw:style-name="gr1" draw:text-style-name="P1" draw:layer="layout" svg:width="3.7cm" svg:height="0.8cm" svg:x="10.5cm" svg:y="15.8cm">
          <text:p text:style-name="P1">Put: 'Aug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2cm" svg:y1="18.3cm" svg:x2="10.8cm" svg:y2="18.3cm">
          <text:p/>
        </draw:line>
        <draw:custom-shape draw:style-name="gr1" draw:text-style-name="P1" draw:layer="layout" svg:width="3.7cm" svg:height="0.8cm" svg:x="10.5cm" svg:y="17.7cm">
          <text:p text:style-name="P1">Put: 'Sept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2cm" svg:y1="20.1cm" svg:x2="10.8cm" svg:y2="20.1cm">
          <text:p/>
        </draw:line>
        <draw:custom-shape draw:style-name="gr1" draw:text-style-name="P1" draw:layer="layout" svg:width="3.7cm" svg:height="0.8cm" svg:x="10.5cm" svg:y="19.5cm">
          <text:p text:style-name="P1">Put: 'Oct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cm" svg:y1="21.7cm" svg:x2="10.6cm" svg:y2="21.7cm">
          <text:p/>
        </draw:line>
        <draw:custom-shape draw:style-name="gr1" draw:text-style-name="P1" draw:layer="layout" svg:width="3.7cm" svg:height="0.8cm" svg:x="10.3cm" svg:y="21.1cm">
          <text:p text:style-name="P1">Put: 'Nov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1cm" svg:y1="23.1cm" svg:x2="10.7cm" svg:y2="23.1cm">
          <text:p/>
        </draw:line>
        <draw:custom-shape draw:style-name="gr1" draw:text-style-name="P1" draw:layer="layout" svg:width="3.7cm" svg:height="0.8cm" svg:x="10.4cm" svg:y="22.5cm">
          <text:p text:style-name="P1">Put: 'Dec'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4" draw:text-style-name="P1" draw:layer="layout" svg:x1="14.2cm" svg:y1="5.2cm" svg:x2="16.9cm" svg:y2="5.2cm">
          <text:p/>
        </draw:line>
        <draw:line draw:style-name="gr2" draw:text-style-name="P1" draw:layer="layout" svg:x1="16.9cm" svg:y1="5.2cm" svg:x2="17cm" svg:y2="25.8cm">
          <text:p/>
        </draw:line>
        <draw:line draw:style-name="gr2" draw:text-style-name="P1" draw:layer="layout" svg:x1="17.1cm" svg:y1="25.6cm" svg:x2="9.8cm" svg:y2="25.4cm">
          <text:p/>
        </draw:line>
        <draw:line draw:style-name="gr4" draw:text-style-name="P1" draw:layer="layout" svg:x1="13.8cm" svg:y1="10.6cm" svg:x2="17cm" svg:y2="10.7cm">
          <text:p/>
        </draw:line>
        <draw:line draw:style-name="gr4" draw:text-style-name="P1" draw:layer="layout" svg:x1="13.9cm" svg:y1="22.8cm" svg:x2="17.1cm" svg:y2="22.9cm">
          <text:p/>
        </draw:line>
        <draw:line draw:style-name="gr4" draw:text-style-name="P1" draw:layer="layout" svg:x1="13.7cm" svg:y1="19.9cm" svg:x2="16.9cm" svg:y2="20cm">
          <text:p/>
        </draw:line>
        <draw:line draw:style-name="gr4" draw:text-style-name="P1" draw:layer="layout" svg:x1="13.8cm" svg:y1="18.3cm" svg:x2="17cm" svg:y2="18.4cm">
          <text:p/>
        </draw:line>
        <draw:line draw:style-name="gr4" draw:text-style-name="P1" draw:layer="layout" svg:x1="13.9cm" svg:y1="16.1cm" svg:x2="17.1cm" svg:y2="16.2cm">
          <text:p/>
        </draw:line>
        <draw:line draw:style-name="gr4" draw:text-style-name="P1" draw:layer="layout" svg:x1="13.8cm" svg:y1="11.9cm" svg:x2="17cm" svg:y2="12cm">
          <text:p/>
        </draw:line>
        <draw:line draw:style-name="gr4" draw:text-style-name="P1" draw:layer="layout" svg:x1="13.8cm" svg:y1="13.5cm" svg:x2="17cm" svg:y2="13.6cm">
          <text:p/>
        </draw:line>
        <draw:line draw:style-name="gr4" draw:text-style-name="P1" draw:layer="layout" svg:x1="13.8cm" svg:y1="14.8cm" svg:x2="17cm" svg:y2="14.9cm">
          <text:p/>
        </draw:line>
        <draw:line draw:style-name="gr4" draw:text-style-name="P1" draw:layer="layout" svg:x1="13.8cm" svg:y1="21.5cm" svg:x2="17cm" svg:y2="21.6cm">
          <text:p/>
        </draw:line>
        <draw:line draw:style-name="gr4" draw:text-style-name="P1" draw:layer="layout" svg:x1="14cm" svg:y1="8.6cm" svg:x2="16.9cm" svg:y2="8.5cm">
          <text:p/>
        </draw:line>
        <draw:line draw:style-name="gr4" draw:text-style-name="P1" draw:layer="layout" svg:x1="13.7cm" svg:y1="7cm" svg:x2="16.9cm" svg:y2="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6T11:46:50.704000000</meta:creation-date>
    <dc:date>2014-10-06T12:04:11.244000000</dc:date>
    <meta:editing-duration>PT2M9S</meta:editing-duration>
    <meta:editing-cycles>1</meta:editing-cycles>
    <meta:document-statistic meta:object-count="80"/>
    <meta:generator>LibreOffice/4.2.5.2$Windows_x86 LibreOffice_project/61cb170a04bb1f12e77c884eab9192be736ec5f5</meta:generator>
  </office:meta>
</office:document-meta>
</file>